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d39b1" officeooo:paragraph-rsid="001d39b1"/>
    </style:style>
    <style:style style:name="P2" style:family="paragraph" style:parent-style-name="Text_20_body">
      <style:text-properties officeooo:paragraph-rsid="0024c4c2"/>
    </style:style>
    <style:style style:name="P3" style:family="paragraph" style:parent-style-name="Text_20_body">
      <style:text-properties officeooo:paragraph-rsid="00266225"/>
    </style:style>
    <style:style style:name="P4" style:family="paragraph" style:parent-style-name="Standard">
      <style:paragraph-properties fo:text-align="end" style:justify-single-word="false"/>
      <style:text-properties officeooo:rsid="001cd8de" officeooo:paragraph-rsid="001cd8de"/>
    </style:style>
    <style:style style:name="P5" style:family="paragraph" style:parent-style-name="Text_20_body">
      <style:text-properties officeooo:rsid="001d39b1" officeooo:paragraph-rsid="0033a99f"/>
    </style:style>
    <style:style style:name="T1" style:family="text">
      <style:text-properties officeooo:rsid="001ed357"/>
    </style:style>
    <style:style style:name="T2" style:family="text">
      <style:text-properties officeooo:rsid="00229b83"/>
    </style:style>
    <style:style style:name="T3" style:family="text">
      <style:text-properties officeooo:rsid="00266225"/>
    </style:style>
    <style:style style:name="T4" style:family="text">
      <style:text-properties officeooo:rsid="002b3318"/>
    </style:style>
    <style:style style:name="T5" style:family="text">
      <style:text-properties officeooo:rsid="002bf9ab"/>
    </style:style>
    <style:style style:name="T6" style:family="text">
      <style:text-properties officeooo:rsid="002d27d5"/>
    </style:style>
    <style:style style:name="T7" style:family="text">
      <style:text-properties officeooo:rsid="002f426f"/>
    </style:style>
    <style:style style:name="T8" style:family="text">
      <style:text-properties officeooo:rsid="003261c8"/>
    </style:style>
    <style:style style:name="T9" style:family="text">
      <style:text-properties officeooo:rsid="0033a9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immy Vang</text:p>
      <text:p text:style-name="P4">Electronic Projects</text:p>
      <text:p text:style-name="P4">5/21/17</text:p>
      <text:p text:style-name="Title">Electronic Projects Speech <text:span text:style-name="T4">(Full)</text:span></text:p>
      <text:p text:style-name="P1"><text:tab/>Robots in the modern world are becoming <text:span text:style-name="T1">more </text:span>advanced <text:span text:style-name="T1">as time goes by</text:span>. With many new technologies <text:span text:style-name="T1">emerging I was curious whether I could make a robot of my own. That is why</text:span> I decided <text:span text:style-name="T5">and chose a robot for my project</text:span>. Today, I will explain how I created my robot <text:span text:style-name="T1">and</text:span> demonstrate <text:span text:style-name="T1">what it can do</text:span>.</text:p>
      <text:p text:style-name="P5"><text:tab/>Creating a robot from scratch had many challenges that were both easy and hard to do.<text:span text:style-name="T6"> </text:span>The robot I wanted to create first, was an autonomous robot, a robot that could roam freely without any help or intervention. Sadly, there are a couple details that I will have to leave out, but I'll have just enough to explain the basics on the robot. <text:span text:style-name="T6">And now,</text:span> <text:span text:style-name="T6">I will highlight some of the challenges I faced in creating my first robot. </text:span>The 1st challenge was the research. That part was simple. After doing research, I decided on <text:span text:style-name="T8">the </text:span>Raspberry Pi 3 as the platform for my robot. The Raspberry Pi 3 is a tiny affordable computer that can be used to learn, solve simple problems and have fun with. The 2nd challenge was building and setting up the robot. I had tons of designs to choose from. After looking for a bit, I decided on a simple chassis for the Raspberry Pi. <text:span text:style-name="T9">I also bought the servos for the camera, a tools kit for the chassis, a. </text:span>For the budget, I managed to <text:span text:style-name="T9">pay about </text:span>about $241.15 <text:span text:style-name="T9">for my entire robot</text:span>. After I built the robot, I had to set it up to work with my Laptop using RealVNC. The VNC part stands for virtual network computing and it allows easy remote access to the Raspberry Pi 3. The 3rd challenge was coding the robot. This was the hardest challenge. To start this challenge, I had to learn the basics of Python 3. After learning python, I started my coding. I wrote my first program on object recognition using the Raspberry Pi Camera here. <text:span text:style-name="T7">I encountered many bugs such as the camera not turning on, no pictures, no object detection, and a ton more bugs.</text:span> <text:span text:style-name="T7">After a bit of debugging, </text:span>I managed to get it to detect and track <text:span text:style-name="T7">just</text:span> faces <text:span text:style-name="T7">for now</text:span>. The second program was a line follower, which <text:span text:style-name="T7">took me a while to code and debug</text:span>. <text:span text:style-name="T7">The bugs I experienced were problems with the turning, math logic errors, and the robot turning in circles.</text:span> I managed to get a working version <text:span text:style-name="T7">after numerous fixes</text:span>. After that challenge, I wrapped up the two working versions of my programs and saved them. Next, I will demonstrate those 2 programs.</text:p>
      <text:p text:style-name="P2"><text:tab/><text:span text:style-name="T2">First, I will show the robot's current state with object recognition. Right now it can only track and follow faces, which I'll show here. (Demonstrate robot program #1 Object Recognition) As you can see the camera turns a bit slow and is jittery. But the camera will always try to center itself on the object, or currently, my face. Second, I will also show the robot's current state with line following. It was the hardest to program, but so far I managed to make it work. The battery I had problems with it not providing enough power and it was too late when I realized this so I had order a new part to hold this bigger battery which will come hopefully next week. But for now I will hold it while the line follower does its job. Here we go. (Demonstrate robot program #2 Line Follower) It follows the lines by checking for straight lines in it's camera view. These edges are what the robot detects. It then creates these virtual green lines and uses them to decide to turn. If the lines are on the right, the robot turns right and vice versa. If the lines are the the center, then the robot goes forward. And that is all I can show for my robot.</text:span></text:p>
      <text:p text:style-name="P3"><text:tab/><text:span text:style-name="T3">To wrap up, I talked about how I created a robot and demononstrated its 2 programs. Hopefully in the future, I can fix and optimize these 2 programs to work better and fast. Now, my next goal is to finish this project up. Only then will my robot finally become autonomous. 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M16S</meta:editing-duration>
    <meta:editing-cycles>24</meta:editing-cycles>
    <meta:generator>LibreOffice/5.2.6.2$Windows_x86 LibreOffice_project/a3100ed2409ebf1c212f5048fbe377c281438fdc</meta:generator>
    <dc:date>2017-06-01T15:37:37.780000000</dc:date>
    <meta:document-statistic meta:table-count="0" meta:image-count="0" meta:object-count="0" meta:page-count="1" meta:paragraph-count="8" meta:word-count="714" meta:character-count="3830" meta:non-whitespace-character-count="3120"/>
    <meta:user-defined meta:name="Info 1"/>
    <meta:user-defined meta:name="Info 2"/>
    <meta:user-defined meta:name="Info 3"/>
    <meta:user-defined meta:name="Info 4"/>
  </office:meta>
</office:document-meta>
</file>